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a627b" officeooo:paragraph-rsid="001a627b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abfe9" officeooo:paragraph-rsid="001abfe9" style:font-weight-asian="bold" style:font-weight-complex="bold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 fo:font-weight="normal" officeooo:rsid="001a627b" officeooo:paragraph-rsid="001a627b" style:font-weight-asian="normal" style:font-weight-complex="normal"/>
    </style:style>
    <style:style style:name="P4" style:family="paragraph" style:parent-style-name="Standard" style:list-style-name="L2">
      <style:text-properties style:text-underline-style="solid" style:text-underline-width="auto" style:text-underline-color="font-color" fo:font-weight="normal" officeooo:rsid="001a627b" officeooo:paragraph-rsid="001a627b" style:font-weight-asian="normal" style:font-weight-complex="normal"/>
    </style:style>
    <style:style style:name="P5" style:family="paragraph" style:parent-style-name="Standard" style:list-style-name="L5">
      <style:text-properties style:text-underline-style="solid" style:text-underline-width="auto" style:text-underline-color="font-color" fo:font-weight="normal" officeooo:rsid="001a627b" officeooo:paragraph-rsid="001a627b" style:font-weight-asian="normal" style:font-weight-complex="normal"/>
    </style:style>
    <style:style style:name="P6" style:family="paragraph" style:parent-style-name="Standard" style:list-style-name="L11">
      <style:text-properties style:text-underline-style="solid" style:text-underline-width="auto" style:text-underline-color="font-color" fo:font-weight="normal" officeooo:rsid="001a627b" officeooo:paragraph-rsid="001a627b" style:font-weight-asian="normal" style:font-weight-complex="normal"/>
    </style:style>
    <style:style style:name="P7" style:family="paragraph" style:parent-style-name="Standard" style:list-style-name="L13">
      <style:text-properties style:text-underline-style="solid" style:text-underline-width="auto" style:text-underline-color="font-color" fo:font-weight="normal" officeooo:rsid="001abfe9" officeooo:paragraph-rsid="001abfe9" style:font-weight-asian="normal" style:font-weight-complex="normal"/>
    </style:style>
    <style:style style:name="P8" style:family="paragraph" style:parent-style-name="Standard" style:list-style-name="L14">
      <style:text-properties style:text-underline-style="solid" style:text-underline-width="auto" style:text-underline-color="font-color" fo:font-weight="normal" officeooo:rsid="001abfe9" officeooo:paragraph-rsid="001abfe9" style:font-weight-asian="normal" style:font-weight-complex="normal"/>
    </style:style>
    <style:style style:name="P9" style:family="paragraph" style:parent-style-name="Standard" style:list-style-name="L18">
      <style:text-properties style:text-underline-style="solid" style:text-underline-width="auto" style:text-underline-color="font-color" fo:font-weight="normal" officeooo:rsid="001abfe9" officeooo:paragraph-rsid="001abfe9" style:font-weight-asian="normal" style:font-weight-complex="normal"/>
    </style:style>
    <style:style style:name="P10" style:family="paragraph" style:parent-style-name="Standard" style:list-style-name="L19">
      <style:text-properties style:text-underline-style="solid" style:text-underline-width="auto" style:text-underline-color="font-color" fo:font-weight="normal" officeooo:rsid="001abfe9" officeooo:paragraph-rsid="001abfe9" style:font-weight-asian="normal" style:font-weight-complex="normal"/>
    </style:style>
    <style:style style:name="P11" style:family="paragraph" style:parent-style-name="Standard" style:list-style-name="L20">
      <style:text-properties style:text-underline-style="solid" style:text-underline-width="auto" style:text-underline-color="font-color" fo:font-weight="normal" officeooo:rsid="001abfe9" officeooo:paragraph-rsid="001abfe9" style:font-weight-asian="normal" style:font-weight-complex="normal"/>
    </style:style>
    <style:style style:name="P12" style:family="paragraph" style:parent-style-name="Standard" style:list-style-name="L21">
      <style:text-properties style:text-underline-style="solid" style:text-underline-width="auto" style:text-underline-color="font-color" fo:font-weight="normal" officeooo:rsid="001abfe9" officeooo:paragraph-rsid="001abfe9" style:font-weight-asian="normal" style:font-weight-complex="normal"/>
    </style:style>
    <style:style style:name="P13" style:family="paragraph" style:parent-style-name="Standard" style:list-style-name="L22">
      <style:text-properties style:text-underline-style="solid" style:text-underline-width="auto" style:text-underline-color="font-color" fo:font-weight="normal" officeooo:rsid="001abfe9" officeooo:paragraph-rsid="001abfe9" style:font-weight-asian="normal" style:font-weight-complex="normal"/>
    </style:style>
    <style:style style:name="P14" style:family="paragraph" style:parent-style-name="Standard" style:list-style-name="L23">
      <style:text-properties style:text-underline-style="solid" style:text-underline-width="auto" style:text-underline-color="font-color" fo:font-weight="normal" officeooo:rsid="001abfe9" officeooo:paragraph-rsid="001abfe9" style:font-weight-asian="normal" style:font-weight-complex="normal"/>
    </style:style>
    <style:style style:name="P15" style:family="paragraph" style:parent-style-name="Standard" style:list-style-name="L24">
      <style:text-properties style:text-underline-style="solid" style:text-underline-width="auto" style:text-underline-color="font-color" fo:font-weight="normal" officeooo:rsid="001abfe9" officeooo:paragraph-rsid="001abfe9" style:font-weight-asian="normal" style:font-weight-complex="normal"/>
    </style:style>
    <style:style style:name="P16" style:family="paragraph" style:parent-style-name="Standard" style:list-style-name="L25">
      <style:text-properties style:text-underline-style="solid" style:text-underline-width="auto" style:text-underline-color="font-color" fo:font-weight="normal" officeooo:rsid="001abfe9" officeooo:paragraph-rsid="001abfe9" style:font-weight-asian="normal" style:font-weight-complex="normal"/>
    </style:style>
    <style:style style:name="P17" style:family="paragraph" style:parent-style-name="Standard" style:list-style-name="L25">
      <style:text-properties style:text-underline-style="solid" style:text-underline-width="auto" style:text-underline-color="font-color" fo:font-weight="normal" officeooo:rsid="001b6bee" officeooo:paragraph-rsid="001b6bee" style:font-weight-asian="normal" style:font-weight-complex="normal"/>
    </style:style>
    <style:style style:name="P18" style:family="paragraph" style:parent-style-name="Standard" style:list-style-name="L25">
      <style:text-properties style:text-underline-style="solid" style:text-underline-width="auto" style:text-underline-color="font-color" fo:font-weight="normal" officeooo:rsid="001b6bee" officeooo:paragraph-rsid="001bb1fc" style:font-weight-asian="normal" style:font-weight-complex="normal"/>
    </style:style>
    <style:style style:name="P19" style:family="paragraph" style:parent-style-name="Standard" style:list-style-name="L26">
      <style:text-properties style:text-underline-style="solid" style:text-underline-width="auto" style:text-underline-color="font-color" fo:font-weight="normal" officeooo:rsid="001bb1fc" officeooo:paragraph-rsid="001bb1fc" style:font-weight-asian="normal" style:font-weight-complex="normal"/>
    </style:style>
    <style:style style:name="P20" style:family="paragraph" style:parent-style-name="Standard" style:list-style-name="L28">
      <style:text-properties style:text-underline-style="solid" style:text-underline-width="auto" style:text-underline-color="font-color" fo:font-weight="normal" officeooo:rsid="001bb1fc" officeooo:paragraph-rsid="001bb1fc" style:font-weight-asian="normal" style:font-weight-complex="normal"/>
    </style:style>
    <style:style style:name="P21" style:family="paragraph" style:parent-style-name="Standard" style:list-style-name="L29">
      <style:text-properties style:text-underline-style="solid" style:text-underline-width="auto" style:text-underline-color="font-color" fo:font-weight="normal" officeooo:rsid="001bb1fc" officeooo:paragraph-rsid="001bb1fc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a627b" officeooo:paragraph-rsid="001a627b" style:font-weight-asian="normal" style:font-weight-complex="normal"/>
    </style:style>
    <style:style style:name="P23" style:family="paragraph" style:parent-style-name="Standard" style:list-style-name="L2">
      <style:text-properties style:text-underline-style="none" fo:font-weight="normal" officeooo:rsid="001a627b" officeooo:paragraph-rsid="001a627b" style:font-weight-asian="normal" style:font-weight-complex="normal"/>
    </style:style>
    <style:style style:name="P24" style:family="paragraph" style:parent-style-name="Standard" style:list-style-name="L11">
      <style:text-properties style:text-underline-style="none" fo:font-weight="normal" officeooo:rsid="001a627b" officeooo:paragraph-rsid="001a627b" style:font-weight-asian="normal" style:font-weight-complex="normal"/>
    </style:style>
    <style:style style:name="P25" style:family="paragraph" style:parent-style-name="Standard" style:list-style-name="L10">
      <style:text-properties style:text-underline-style="none" fo:font-weight="normal" officeooo:rsid="001a627b" officeooo:paragraph-rsid="001a627b" style:font-weight-asian="normal" style:font-weight-complex="normal"/>
    </style:style>
    <style:style style:name="P26" style:family="paragraph" style:parent-style-name="Standard" style:list-style-name="L7">
      <style:text-properties style:text-underline-style="none" fo:font-weight="normal" officeooo:rsid="001a627b" officeooo:paragraph-rsid="001a627b" style:font-weight-asian="normal" style:font-weight-complex="normal"/>
    </style:style>
    <style:style style:name="P27" style:family="paragraph" style:parent-style-name="Standard" style:list-style-name="L6">
      <style:text-properties style:text-underline-style="none" fo:font-weight="normal" officeooo:rsid="001a627b" officeooo:paragraph-rsid="001a627b" style:font-weight-asian="normal" style:font-weight-complex="normal"/>
    </style:style>
    <style:style style:name="P28" style:family="paragraph" style:parent-style-name="Standard" style:list-style-name="L14">
      <style:text-properties style:text-underline-style="none" fo:font-weight="normal" officeooo:rsid="001abfe9" officeooo:paragraph-rsid="001abfe9" style:font-weight-asian="normal" style:font-weight-complex="normal"/>
    </style:style>
    <style:style style:name="P29" style:family="paragraph" style:parent-style-name="Standard" style:list-style-name="L19">
      <style:text-properties style:text-underline-style="none" fo:font-weight="normal" officeooo:rsid="001abfe9" officeooo:paragraph-rsid="001abfe9" style:font-weight-asian="normal" style:font-weight-complex="normal"/>
    </style:style>
    <style:style style:name="P30" style:family="paragraph" style:parent-style-name="Standard" style:list-style-name="L21">
      <style:text-properties style:text-underline-style="none" fo:font-weight="normal" officeooo:rsid="001abfe9" officeooo:paragraph-rsid="001abfe9" style:font-weight-asian="normal" style:font-weight-complex="normal"/>
    </style:style>
    <style:style style:name="P31" style:family="paragraph" style:parent-style-name="Standard" style:list-style-name="L22">
      <style:text-properties style:text-underline-style="none" fo:font-weight="normal" officeooo:rsid="001abfe9" officeooo:paragraph-rsid="001abfe9" style:font-weight-asian="normal" style:font-weight-complex="normal"/>
    </style:style>
    <style:style style:name="P32" style:family="paragraph" style:parent-style-name="Standard" style:list-style-name="L23">
      <style:text-properties style:text-underline-style="none" fo:font-weight="normal" officeooo:rsid="001abfe9" officeooo:paragraph-rsid="001abfe9" style:font-weight-asian="normal" style:font-weight-complex="normal"/>
    </style:style>
    <style:style style:name="P33" style:family="paragraph" style:parent-style-name="Standard" style:list-style-name="L24">
      <style:text-properties style:text-underline-style="none" fo:font-weight="normal" officeooo:rsid="001abfe9" officeooo:paragraph-rsid="001abfe9" style:font-weight-asian="normal" style:font-weight-complex="normal"/>
    </style:style>
    <style:style style:name="P34" style:family="paragraph" style:parent-style-name="Standard" style:list-style-name="L25">
      <style:text-properties style:text-underline-style="none" fo:font-weight="normal" officeooo:rsid="001abfe9" officeooo:paragraph-rsid="001abfe9" style:font-weight-asian="normal" style:font-weight-complex="normal"/>
    </style:style>
    <style:style style:name="P35" style:family="paragraph" style:parent-style-name="Standard" style:list-style-name="L25">
      <style:text-properties style:text-underline-style="none" fo:font-weight="normal" officeooo:rsid="001b6bee" officeooo:paragraph-rsid="001b6bee" style:font-weight-asian="normal" style:font-weight-complex="normal"/>
    </style:style>
    <style:style style:name="P36" style:family="paragraph" style:parent-style-name="Standard" style:list-style-name="L26">
      <style:text-properties style:text-underline-style="none" fo:font-weight="normal" officeooo:rsid="001bb1fc" officeooo:paragraph-rsid="001bb1fc" style:font-weight-asian="normal" style:font-weight-complex="normal"/>
    </style:style>
    <style:style style:name="P37" style:family="paragraph" style:parent-style-name="Standard" style:list-style-name="L29">
      <style:text-properties style:text-underline-style="none" fo:font-weight="normal" officeooo:rsid="001bb1fc" officeooo:paragraph-rsid="001bb1fc" style:font-weight-asian="normal" style:font-weight-complex="normal"/>
    </style:style>
    <style:style style:name="P38" style:family="paragraph" style:parent-style-name="Standard" style:list-style-name="L30">
      <style:text-properties style:text-underline-style="none" fo:font-weight="normal" officeooo:rsid="001bb1fc" officeooo:paragraph-rsid="001bb1fc" style:font-weight-asian="normal" style:font-weight-complex="normal"/>
    </style:style>
    <style:style style:name="P39" style:family="paragraph" style:parent-style-name="Standard" style:list-style-name="L31">
      <style:text-properties style:text-underline-style="none" fo:font-weight="normal" officeooo:rsid="001ceb7a" officeooo:paragraph-rsid="001ceb7a" style:font-weight-asian="normal" style:font-weight-complex="normal"/>
    </style:style>
    <style:style style:name="P40" style:family="paragraph" style:parent-style-name="Standard" style:list-style-name="L27">
      <style:text-properties officeooo:paragraph-rsid="001bb1fc"/>
    </style:style>
    <style:style style:name="P41" style:family="paragraph" style:parent-style-name="Standard" style:list-style-name="L2" style:master-page-name="">
      <style:paragraph-properties style:page-number="auto"/>
      <style:text-properties style:text-underline-style="none" fo:font-weight="normal" officeooo:rsid="001a627b" officeooo:paragraph-rsid="001a627b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bb1fc"/>
    </style:style>
    <style:style style:name="T3" style:family="text">
      <style:text-properties officeooo:rsid="001bb1f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officeooo:rsid="001bb1fc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5.7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635cm" fo:margin-left="-5.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5.7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635cm" fo:margin-left="-5.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-7.0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635cm" fo:margin-left="-6.3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635cm" fo:margin-left="-5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635cm" fo:margin-left="-5.0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635cm" fo:margin-left="-4.46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fo:text-indent="-0.635cm" fo:margin-left="-3.82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fo:text-indent="-0.635cm" fo:margin-left="-3.19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fo:text-indent="-0.635cm" fo:margin-left="-2.55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fo:text-indent="-0.635cm" fo:margin-left="-1.9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0.635cm" fo:margin-left="-1.289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curity Classes:</text:p>
      <text:list xml:id="list2261396922469707565" text:style-name="L1">
        <text:list-item>
          <text:p text:style-name="P3">AccessControl:</text:p>
        </text:list-item>
      </text:list>
      <text:list xml:id="list3128687258449639161" text:style-name="L2">
        <text:list-item>
          <text:list>
            <text:list-item>
              <text:p text:style-name="P4">Attributes:</text:p>
              <text:list>
                <text:list-item>
                  <text:p text:style-name="P41">priv: groupOfAsker: Group</text:p>
                </text:list-item>
                <text:list-item>
                  <text:p text:style-name="P23">priv: asker: UserController</text:p>
                </text:list-item>
                <text:list-item>
                  <text:p text:style-name="P23">priv: result: n x m String array</text:p>
                </text:list-item>
                <text:list-item>
                  <text:p text:style-name="P23">priv: retMessage: QueryResult</text:p>
                </text:list-item>
                <text:list-item>
                  <text:p text:style-name="P23">priv: parameters: n x m String array</text:p>
                </text:list-item>
              </text:list>
            </text:list-item>
            <text:list-item>
              <text:p text:style-name="P4">Methods</text:p>
              <text:list>
                <text:list-item>
                  <text:p text:style-name="P23">priv: checkPriviledges</text:p>
                </text:list-item>
                <text:list-item>
                  <text:p text:style-name="P23">pub: makeRequest</text:p>
                </text:list-item>
                <text:list-item>
                  <text:p text:style-name="P23">priv: returnMessage</text:p>
                </text:list-item>
              </text:list>
            </text:list-item>
          </text:list>
        </text:list-item>
      </text:list>
      <text:list xml:id="list923462929906317660" text:style-name="L5">
        <text:list-item>
          <text:p text:style-name="P5">QueryResult (Private Class, belongs to AccessControll):</text:p>
        </text:list-item>
      </text:list>
      <text:list xml:id="list1524749869781172742" text:style-name="L11">
        <text:list-item>
          <text:list>
            <text:list-item text:start-value="1">
              <text:p text:style-name="P6">Attributes:</text:p>
              <text:list>
                <text:list-item>
                  <text:p text:style-name="P24">priv: generalError: boolean</text:p>
                </text:list-item>
                <text:list-item>
                  <text:p text:style-name="P24">priv: networkError: boolean</text:p>
                </text:list-item>
                <text:list-item>
                  <text:p text:style-name="P24">priv: priviledgeError: boolean</text:p>
                </text:list-item>
                <text:list-item>
                  <text:p text:style-name="P24">priv: result: nxm String array;</text:p>
                </text:list-item>
              </text:list>
            </text:list-item>
            <text:list-item>
              <text:p text:style-name="P6">Methods:</text:p>
              <text:list>
                <text:list-item>
                  <text:p text:style-name="P6">getResult</text:p>
                </text:list-item>
                <text:list-item>
                  <text:p text:style-name="P6">setResult</text:p>
                </text:list-item>
                <text:list-item>
                  <text:p text:style-name="P6">setNetworkError</text:p>
                </text:list-item>
                <text:list-item>
                  <text:p text:style-name="P6">setPriviledgeError</text:p>
                </text:list-item>
                <text:list-item>
                  <text:p text:style-name="P6">setGeneralError</text:p>
                </text:list-item>
                <text:list-item>
                  <text:p text:style-name="P6">wasThereAnError</text:p>
                </text:list-item>
                <text:list-item>
                  <text:p text:style-name="P6">goBackToStart</text:p>
                </text:list-item>
                <text:list-item>
                  <text:p text:style-name="P6">goToRow</text:p>
                </text:list-item>
                <text:list-item>
                  <text:p text:style-name="P6">next</text:p>
                </text:list-item>
                <text:list-item>
                  <text:p text:style-name="P6">getValAtColumn</text:p>
                </text:list-item>
                <text:list-item>
                  <text:p text:style-name="P6">getRow</text:p>
                </text:list-item>
                <text:list-item>
                  <text:p text:style-name="P6">wasThereNetWorkError</text:p>
                </text:list-item>
                <text:list-item>
                  <text:p text:style-name="P6">wasThereGeneralEror</text:p>
                </text:list-item>
              </text:list>
            </text:list-item>
          </text:list>
        </text:list-item>
      </text:list>
      <text:p text:style-name="P2">Data Classes:</text:p>
      <text:list xml:id="list1493954140876645043" text:style-name="L13">
        <text:list-item>
          <text:p text:style-name="P7">UserController</text:p>
        </text:list-item>
      </text:list>
      <text:list xml:id="list4090540843362214399" text:style-name="L14">
        <text:list-item>
          <text:list>
            <text:list-item>
              <text:p text:style-name="P8">Attributes:</text:p>
              <text:list>
                <text:list-item>
                  <text:p text:style-name="P28">priv: messageRecieved: boolean</text:p>
                </text:list-item>
                <text:list-item>
                  <text:p text:style-name="P28">prot: result: Result</text:p>
                </text:list-item>
              </text:list>
            </text:list-item>
            <text:list-item>
              <text:p text:style-name="P8">Methods:</text:p>
              <text:list>
                <text:list-item>
                  <text:p text:style-name="P8">pub: sendRequest</text:p>
                </text:list-item>
                <text:list-item>
                  <text:p text:style-name="P8">pub: setDataQueryResult</text:p>
                </text:list-item>
                <text:list-item>
                  <text:p text:style-name="P8">pub: resultHasArrived</text:p>
                </text:list-item>
                <text:list-item>
                  <text:p text:style-name="P8">pub: getResult</text:p>
                </text:list-item>
              </text:list>
            </text:list-item>
          </text:list>
        </text:list-item>
      </text:list>
      <text:list xml:id="list2609127168772082140" text:style-name="L18">
        <text:list-item>
          <text:p text:style-name="P9">AdminController:</text:p>
        </text:list-item>
      </text:list>
      <text:list xml:id="list3596040452380785514" text:style-name="L19">
        <text:list-item>
          <text:list>
            <text:list-item>
              <text:p text:style-name="P10">Attributes:</text:p>
              <text:list>
                <text:list-item>
                  <text:p text:style-name="P29">none</text:p>
                </text:list-item>
              </text:list>
            </text:list-item>
            <text:list-item>
              <text:p text:style-name="P10"><text:soft-page-break/>Methods:</text:p>
              <text:list>
                <text:list-item>
                  <text:p text:style-name="P29">pub: requestDisplayAllUsers</text:p>
                </text:list-item>
                <text:list-item>
                  <text:p text:style-name="P29">pub: requestDeleteUser</text:p>
                </text:list-item>
                <text:list-item>
                  <text:p text:style-name="P29">pub: requestCreateUser</text:p>
                </text:list-item>
                <text:list-item>
                  <text:p text:style-name="P29">pub: requestViewSingleUser</text:p>
                </text:list-item>
                <text:list-item>
                  <text:p text:style-name="P29">pub: requestModifyUser</text:p>
                </text:list-item>
              </text:list>
            </text:list-item>
          </text:list>
        </text:list-item>
      </text:list>
      <text:list xml:id="list983883241114269194" text:style-name="L20">
        <text:list-item>
          <text:p text:style-name="P11">DoctorController</text:p>
        </text:list-item>
      </text:list>
      <text:list xml:id="list4032759254876520161" text:style-name="L21">
        <text:list-item>
          <text:list>
            <text:list-item>
              <text:p text:style-name="P12">Attributes</text:p>
              <text:list>
                <text:list-item>
                  <text:p text:style-name="P30">none</text:p>
                </text:list-item>
              </text:list>
            </text:list-item>
            <text:list-item>
              <text:p text:style-name="P12">Methods</text:p>
              <text:list>
                <text:list-item>
                  <text:p text:style-name="P30">pub: requestViewPatientChart</text:p>
                </text:list-item>
                <text:list-item>
                  <text:p text:style-name="P30">pub: requestModifyPatientChart</text:p>
                </text:list-item>
                <text:list-item>
                  <text:p text:style-name="P30">pub: requestDisplayAllUsers</text:p>
                </text:list-item>
                <text:list-item>
                  <text:p text:style-name="P30">pub: requestGetPatientBMI</text:p>
                </text:list-item>
                <text:list-item>
                  <text:p text:style-name="P30">pub: requestViewAllAppointments</text:p>
                </text:list-item>
              </text:list>
            </text:list-item>
          </text:list>
        </text:list-item>
      </text:list>
      <text:list xml:id="list170818539212388" text:continue-list="list983883241114269194" text:style-name="L20">
        <text:list-item>
          <text:p text:style-name="P11">NurseController</text:p>
        </text:list-item>
      </text:list>
      <text:list xml:id="list8917546581392564980" text:style-name="L22">
        <text:list-item>
          <text:list>
            <text:list-item>
              <text:p text:style-name="P13">Attributes</text:p>
              <text:list>
                <text:list-item>
                  <text:p text:style-name="P31">none</text:p>
                </text:list-item>
              </text:list>
            </text:list-item>
            <text:list-item>
              <text:p text:style-name="P13">Methods</text:p>
              <text:list>
                <text:list-item>
                  <text:p text:style-name="P31">pub: requestDisplayAllUsers</text:p>
                </text:list-item>
                <text:list-item>
                  <text:p text:style-name="P31">pub: requestViewAllAppointments</text:p>
                </text:list-item>
                <text:list-item>
                  <text:p text:style-name="P31">pub: requestViewAppointment</text:p>
                </text:list-item>
                <text:list-item>
                  <text:p text:style-name="P31">pub: requestCreateAppointment</text:p>
                </text:list-item>
                <text:list-item>
                  <text:p text:style-name="P31">pub: requestDeleteAppointment</text:p>
                </text:list-item>
                <text:list-item>
                  <text:p text:style-name="P31">pub: requestViewPatientChart</text:p>
                </text:list-item>
              </text:list>
            </text:list-item>
          </text:list>
        </text:list-item>
      </text:list>
      <text:list xml:id="list170818278880096" text:continue-list="list170818539212388" text:style-name="L20">
        <text:list-item>
          <text:p text:style-name="P11">PatientController</text:p>
        </text:list-item>
      </text:list>
      <text:list xml:id="list6325814672559046631" text:style-name="L23">
        <text:list-item>
          <text:list>
            <text:list-item>
              <text:p text:style-name="P14">Attributes</text:p>
              <text:list>
                <text:list-item>
                  <text:p text:style-name="P32">none</text:p>
                </text:list-item>
              </text:list>
            </text:list-item>
            <text:list-item>
              <text:p text:style-name="P14">Methods</text:p>
              <text:list>
                <text:list-item>
                  <text:p text:style-name="P32">pub: requestViewAllAppointments</text:p>
                </text:list-item>
                <text:list-item>
                  <text:p text:style-name="P32">pub: requestViewAppointment</text:p>
                </text:list-item>
                <text:list-item>
                  <text:p text:style-name="P32">pub: requestViewPatientChart</text:p>
                </text:list-item>
                <text:list-item>
                  <text:p text:style-name="P32">pub: requestViewPatientBMI</text:p>
                </text:list-item>
              </text:list>
            </text:list-item>
          </text:list>
        </text:list-item>
      </text:list>
      <text:list xml:id="list170817986821862" text:continue-list="list170818278880096" text:style-name="L20">
        <text:list-item>
          <text:p text:style-name="P11">LoginController</text:p>
        </text:list-item>
      </text:list>
      <text:list xml:id="list8026401659152624304" text:style-name="L24">
        <text:list-item>
          <text:list>
            <text:list-item>
              <text:p text:style-name="P15">Attributes</text:p>
              <text:list>
                <text:list-item>
                  <text:p text:style-name="P33">none</text:p>
                </text:list-item>
              </text:list>
            </text:list-item>
            <text:list-item>
              <text:p text:style-name="P15">Methods</text:p>
              <text:list>
                <text:list-item>
                  <text:p text:style-name="P33">pub: requestCheckLoginCredentials</text:p>
                </text:list-item>
              </text:list>
            </text:list-item>
          </text:list>
        </text:list-item>
      </text:list>
      <text:list xml:id="list170818016739412" text:continue-list="list170817986821862" text:style-name="L20">
        <text:list-item>
          <text:p text:style-name="P11">DataConnect</text:p>
        </text:list-item>
      </text:list>
      <text:list xml:id="list9169175226749763910" text:style-name="L25">
        <text:list-item>
          <text:list>
            <text:list-item>
              <text:p text:style-name="P16">Attributes</text:p>
              <text:list>
                <text:list-item>
                  <text:p text:style-name="P34">priv: userListTable</text:p>
                </text:list-item>
                <text:list-item>
                  <text:p text:style-name="P34">priv: userListTableUserNameColumn</text:p>
                </text:list-item>
                <text:list-item>
                  <text:p text:style-name="P34">priv: userListTablePasswordColumn</text:p>
                </text:list-item>
                <text:list-item>
                  <text:p text:style-name="P34">priv: userListTableGroupColumn</text:p>
                </text:list-item>
                <text:list-item>
                  <text:p text:style-name="P34">priv: userListTableFirstNameColumn</text:p>
                </text:list-item>
                <text:list-item>
                  <text:p text:style-name="P34"><text:soft-page-break/>priv: userListTableLastNameColumn</text:p>
                </text:list-item>
                <text:list-item>
                  <text:p text:style-name="P34">priv: userListTablePhoneNumberColumn</text:p>
                </text:list-item>
                <text:list-item>
                  <text:p text:style-name="P34">priv: userListTableEmailColumn</text:p>
                </text:list-item>
                <text:list-item>
                  <text:p text:style-name="P34">priv: userListTableAddressColumn</text:p>
                </text:list-item>
                <text:list-item>
                  <text:p text:style-name="P34">priv: associatedUsersTableUserIDColumn</text:p>
                </text:list-item>
                <text:list-item>
                  <text:p text:style-name="P34">priv: associatedUsersColumnSuffix</text:p>
                </text:list-item>
                <text:list-item>
                  <text:p text:style-name="P34">priv: patientTableName</text:p>
                </text:list-item>
                <text:list-item>
                  <text:p text:style-name="P34">priv: patientTableWeight</text:p>
                </text:list-item>
                <text:list-item>
                  <text:p text:style-name="P34">priv: patientTableHeight</text:p>
                </text:list-item>
                <text:list-item>
                  <text:p text:style-name="P34">priv: patientTableGender</text:p>
                </text:list-item>
                <text:list-item>
                  <text:p text:style-name="P34">priv: patientTableBirthDate</text:p>
                </text:list-item>
                <text:list-item>
                  <text:p text:style-name="P34">priv: patientTablePrescriptions</text:p>
                </text:list-item>
                <text:list-item>
                  <text:p text:style-name="P34">priv: patientTableNotes</text:p>
                </text:list-item>
                <text:list-item>
                  <text:p text:style-name="P34">priv: BMITableSuffix</text:p>
                </text:list-item>
                <text:list-item>
                  <text:p text:style-name="P34">priv: BMITableDate</text:p>
                </text:list-item>
                <text:list-item>
                  <text:p text:style-name="P34">priv: BMITableTime</text:p>
                </text:list-item>
                <text:list-item>
                  <text:p text:style-name="P34">priv: BMITableWeight</text:p>
                </text:list-item>
                <text:list-item>
                  <text:p text:style-name="P34">priv: BMITableHeight</text:p>
                </text:list-item>
                <text:list-item>
                  <text:p text:style-name="P34">priv: appointmentsTableName</text:p>
                </text:list-item>
                <text:list-item>
                  <text:p text:style-name="P34">priv: appointmentsTableHost</text:p>
                </text:list-item>
                <text:list-item>
                  <text:p text:style-name="P34">priv: appointmentsTableGuest</text:p>
                </text:list-item>
                <text:list-item>
                  <text:p text:style-name="P34">priv: appointmentsTableTimeDate</text:p>
                </text:list-item>
                <text:list-item>
                  <text:p text:style-name="P34">priv: appointmentsTableLocation</text:p>
                </text:list-item>
                <text:list-item>
                  <text:p text:style-name="P34">priv: appointmentsTableNotes</text:p>
                </text:list-item>
                <text:list-item>
                  <text:p text:style-name="P34">priv: appointmentsTableRepairs</text:p>
                </text:list-item>
              </text:list>
            </text:list-item>
            <text:list-item>
              <text:p text:style-name="P16">Methods</text:p>
              <text:list>
                <text:list-item>
                  <text:p text:style-name="P17"><text:span text:style-name="T1">pub: </text:span><text:span text:style-name="T2">createUser</text:span></text:p>
                </text:list-item>
                <text:list-item>
                  <text:p text:style-name="P35">pub: <text:span text:style-name="T3">checkLoginCredentials</text:span></text:p>
                </text:list-item>
                <text:list-item>
                  <text:p text:style-name="P17"><text:span text:style-name="T1">pub: </text:span><text:span text:style-name="T2">viewUser</text:span></text:p>
                </text:list-item>
                <text:list-item>
                  <text:p text:style-name="P17"><text:span text:style-name="T1">pub: </text:span><text:span text:style-name="T2">viewPatientChart</text:span></text:p>
                </text:list-item>
                <text:list-item>
                  <text:p text:style-name="P17"><text:span text:style-name="T1">pub: </text:span><text:span text:style-name="T2">modifyPatientChart</text:span></text:p>
                </text:list-item>
                <text:list-item>
                  <text:p text:style-name="P17"><text:span text:style-name="T1">pub: </text:span><text:span text:style-name="T2">getPatientBMI</text:span></text:p>
                </text:list-item>
                <text:list-item>
                  <text:p text:style-name="P17"><text:span text:style-name="T1">pub: </text:span><text:span text:style-name="T2">modifyUser</text:span></text:p>
                </text:list-item>
                <text:list-item>
                  <text:p text:style-name="P17"><text:span text:style-name="T1">pub: </text:span><text:span text:style-name="T2">deleteUser</text:span></text:p>
                </text:list-item>
                <text:list-item>
                  <text:p text:style-name="P17"><text:span text:style-name="T1">pub: </text:span><text:span text:style-name="T2">getAppointments</text:span></text:p>
                </text:list-item>
                <text:list-item>
                  <text:p text:style-name="P17"><text:span text:style-name="T1">pub: </text:span><text:span text:style-name="T2">createAppointment</text:span></text:p>
                </text:list-item>
                <text:list-item>
                  <text:p text:style-name="P17"><text:span text:style-name="T1">pub: </text:span><text:span text:style-name="T2">deleteAppointment</text:span></text:p>
                </text:list-item>
                <text:list-item>
                  <text:p text:style-name="P17"><text:span text:style-name="T1">pub: </text:span><text:span text:style-name="T2">getAllUsers</text:span></text:p>
                </text:list-item>
                <text:list-item>
                  <text:p text:style-name="P17"><text:span text:style-name="T1">pub: </text:span><text:span text:style-name="T2">viewPatientData</text:span></text:p>
                </text:list-item>
                <text:list-item>
                  <text:p text:style-name="P17"><text:span text:style-name="T1">pub: </text:span><text:span text:style-name="T2">setPatientData</text:span></text:p>
                </text:list-item>
                <text:list-item>
                  <text:p text:style-name="P17"><text:span text:style-name="T2">priv</text:span><text:span text:style-name="T1">: </text:span><text:span text:style-name="T2">isPatient</text:span><text:span text:style-name="T1"> </text:span></text:p>
                </text:list-item>
                <text:list-item>
                  <text:p text:style-name="P18"><text:span text:style-name="T2">priv</text:span><text:span text:style-name="T1">: </text:span><text:span text:style-name="T2">userExists</text:span></text:p>
                </text:list-item>
                <text:list-item>
                  <text:p text:style-name="P18"><text:span text:style-name="T2">priv</text:span><text:span text:style-name="T1">: </text:span><text:span text:style-name="T2">getAssociatedUsers</text:span></text:p>
                </text:list-item>
                <text:list-item>
                  <text:p text:style-name="P18"><text:span text:style-name="T2">priv</text:span><text:span text:style-name="T1">: </text:span><text:span text:style-name="T2">linkUsers</text:span></text:p>
                </text:list-item>
                <text:list-item>
                  <text:p text:style-name="P18"><text:span text:style-name="T2">priv</text:span><text:span text:style-name="T1">: </text:span><text:span text:style-name="T2">deLinkUsers</text:span></text:p>
                </text:list-item>
                <text:list-item>
                  <text:p text:style-name="P18"><text:soft-page-break/><text:span text:style-name="T2">priv</text:span><text:span text:style-name="T1">: </text:span><text:span text:style-name="T2">execute</text:span></text:p>
                </text:list-item>
              </text:list>
            </text:list-item>
          </text:list>
        </text:list-item>
      </text:list>
      <text:list xml:id="list7218068778160784175" text:style-name="L27">
        <text:list-item>
          <text:p text:style-name="P40"><text:span text:style-name="T5">Encryp<text:tab/>tDecrypt:</text:span></text:p>
        </text:list-item>
      </text:list>
      <text:list xml:id="list2908303825366957940" text:style-name="L26">
        <text:list-item>
          <text:list>
            <text:list-item>
              <text:p text:style-name="P19">Attributes</text:p>
              <text:list>
                <text:list-item>
                  <text:p text:style-name="P36">priv: KEY_ENCRYPT: int</text:p>
                </text:list-item>
              </text:list>
            </text:list-item>
            <text:list-item>
              <text:p text:style-name="P19">Methods</text:p>
              <text:list>
                <text:list-item>
                  <text:p text:style-name="P36">pub: encryptUserData</text:p>
                </text:list-item>
                <text:list-item>
                  <text:p text:style-name="P36">pub: decryptUserData</text:p>
                </text:list-item>
                <text:list-item>
                  <text:p text:style-name="P36">pub: encryptPassword</text:p>
                </text:list-item>
                <text:list-item>
                  <text:p text:style-name="P36">pub: decryptPassword</text:p>
                </text:list-item>
                <text:list-item>
                  <text:p text:style-name="P36">pri: stringKeyToInt</text:p>
                </text:list-item>
                <text:list-item>
                  <text:p text:style-name="P36">pri: applyCaesar</text:p>
                </text:list-item>
              </text:list>
            </text:list-item>
          </text:list>
        </text:list-item>
      </text:list>
      <text:list xml:id="list3375770352253443848" text:style-name="L28">
        <text:list-item>
          <text:p text:style-name="P20">Request:</text:p>
        </text:list-item>
      </text:list>
      <text:list xml:id="list7584093175560670050" text:style-name="L29">
        <text:list-item>
          <text:list>
            <text:list-item>
              <text:p text:style-name="P21">Attributes</text:p>
              <text:list>
                <text:list-item>
                  <text:p text:style-name="P37">pri: op: Operation</text:p>
                </text:list-item>
                <text:list-item>
                  <text:p text:style-name="P37">pri: data: mxn String array</text:p>
                </text:list-item>
                <text:list-item>
                  <text:p text:style-name="P37">pri: asker: UserController</text:p>
                </text:list-item>
                <text:list-item>
                  <text:p text:style-name="P37">pri: clearanceOfAsker: Group</text:p>
                </text:list-item>
              </text:list>
            </text:list-item>
            <text:list-item>
              <text:p text:style-name="P21">Methods</text:p>
              <text:list>
                <text:list-item>
                  <text:p text:style-name="P37">getClearanceLevel</text:p>
                </text:list-item>
                <text:list-item>
                  <text:p text:style-name="P37">getAsker</text:p>
                </text:list-item>
                <text:list-item>
                  <text:p text:style-name="P37">getOperation</text:p>
                </text:list-item>
                <text:list-item>
                  <text:p text:style-name="P37">getParameters</text:p>
                </text:list-item>
              </text:list>
            </text:list-item>
          </text:list>
        </text:list-item>
      </text:list>
      <text:list xml:id="list3143241197406564715" text:style-name="L30">
        <text:list-item>
          <text:p text:style-name="P38"><text:s/><text:span text:style-name="T4">Result (Interface for QueryResult)</text:span></text:p>
        </text:list-item>
      </text:list>
      <text:list xml:id="list3662875678368639254" text:style-name="L31">
        <text:list-item>
          <text:list>
            <text:list-item>
              <text:p text:style-name="P39"><text:span text:style-name="T4">Attributes</text:span></text:p>
              <text:list>
                <text:list-item>
                  <text:p text:style-name="P39">none</text:p>
                </text:list-item>
              </text:list>
            </text:list-item>
            <text:list-item>
              <text:p text:style-name="P39"><text:span text:style-name="T4">Methods</text:span></text:p>
              <text:list>
                <text:list-item>
                  <text:p text:style-name="P39">wasThereAnError</text:p>
                </text:list-item>
                <text:list-item>
                  <text:p text:style-name="P39">goBackToStart</text:p>
                </text:list-item>
                <text:list-item>
                  <text:p text:style-name="P39">goToRow</text:p>
                </text:list-item>
                <text:list-item>
                  <text:p text:style-name="P39">next</text:p>
                </text:list-item>
                <text:list-item>
                  <text:p text:style-name="P39">getValAtColumn</text:p>
                </text:list-item>
                <text:list-item>
                  <text:p text:style-name="P39">wasThereNetWorkError</text:p>
                </text:list-item>
                <text:list-item>
                  <text:p text:style-name="P39">wasThereGeneralError</text:p>
                </text:list-item>
                <text:list-item>
                  <text:p text:style-name="P39">getRow</text:p>
                </text:list-item>
              </text:list>
            </text:list-item>
          </text:list>
        </text:list-item>
      </text:list>
      <text:p text:style-name="P22"/>
      <text:list xml:id="list8713702347435991246" text:style-name="L10">
        <text:list-item>
          <text:p text:style-name="P25"/>
        </text:list-item>
      </text:list>
      <text:list xml:id="list8240856358270256585" text:style-name="L7">
        <text:list-item>
          <text:p text:style-name="P26"/>
        </text:list-item>
      </text:list>
      <text:list xml:id="list7026318478396512908" text:style-name="L6">
        <text:list-item>
          <text:p text:style-name="P2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4T14:14:46.305621871</meta:creation-date>
    <dc:date>2013-11-24T17:08:16.390186588</dc:date>
    <meta:editing-duration>PT2M4S</meta:editing-duration>
    <meta:editing-cycles>1</meta:editing-cycles>
    <meta:document-statistic meta:table-count="0" meta:image-count="0" meta:object-count="0" meta:page-count="4" meta:paragraph-count="172" meta:word-count="478" meta:character-count="3440" meta:non-whitespace-character-count="3299"/>
    <meta:generator>LibreOffice/4.1.2.3$Linux_X86_64 LibreOffice_project/410m0$Build-3</meta:generator>
  </office:meta>
</office:document-meta>
</file>